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2000000127E89CE4CAD5D84C2.png" manifest:media-type="image/png"/>
  <manifest:file-entry manifest:full-path="Pictures/100000000000012A00000025721F6A108FA40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text-properties officeooo:rsid="0016b72f" officeooo:paragraph-rsid="0016b72f"/>
    </style:style>
    <style:style style:name="P14" style:family="paragraph" style:parent-style-name="Text_20_body">
      <style:text-properties officeooo:rsid="0018912c" officeooo:paragraph-rsid="0018912c"/>
    </style:style>
    <style:style style:name="P15" style:family="paragraph" style:parent-style-name="Text_20_body">
      <style:text-properties officeooo:rsid="001972de" officeooo:paragraph-rsid="001972de"/>
    </style:style>
    <style:style style:name="P16" style:family="paragraph" style:parent-style-name="Text_20_body">
      <style:text-properties officeooo:rsid="0019d196" officeooo:paragraph-rsid="0019d196"/>
    </style:style>
    <style:style style:name="P17" style:family="paragraph" style:parent-style-name="Text_20_body">
      <style:text-properties officeooo:rsid="001ad0a9" officeooo:paragraph-rsid="001ad0a9"/>
    </style:style>
    <style:style style:name="P18" style:family="paragraph" style:parent-style-name="Text_20_body">
      <style:text-properties officeooo:rsid="001c9c37" officeooo:paragraph-rsid="001c9c37"/>
    </style:style>
    <style:style style:name="P19" style:family="paragraph" style:parent-style-name="Text_20_body">
      <style:text-properties officeooo:rsid="001d96e8" officeooo:paragraph-rsid="001d96e8"/>
    </style:style>
    <style:style style:name="P20" style:family="paragraph" style:parent-style-name="Text_20_body">
      <style:text-properties officeooo:rsid="001eccf2" officeooo:paragraph-rsid="001eccf2"/>
    </style:style>
    <style:style style:name="P21" style:family="paragraph" style:parent-style-name="Text_20_body">
      <style:text-properties officeooo:rsid="00206d21" officeooo:paragraph-rsid="00206d21"/>
    </style:style>
    <style:style style:name="P22" style:family="paragraph" style:parent-style-name="Text_20_body">
      <style:text-properties officeooo:rsid="00229da5" officeooo:paragraph-rsid="00229da5"/>
    </style:style>
    <style:style style:name="P23" style:family="paragraph" style:parent-style-name="Text_20_body">
      <style:text-properties officeooo:rsid="0023d341" officeooo:paragraph-rsid="0023d341"/>
    </style:style>
    <style:style style:name="P24" style:family="paragraph" style:parent-style-name="Text_20_body">
      <style:text-properties officeooo:rsid="00252df2" officeooo:paragraph-rsid="00252df2"/>
    </style:style>
    <style:style style:name="P25" style:family="paragraph" style:parent-style-name="Text_20_body">
      <style:text-properties officeooo:rsid="0026760c" officeooo:paragraph-rsid="0026760c"/>
    </style:style>
    <style:style style:name="P26" style:family="paragraph" style:parent-style-name="Text_20_body">
      <style:text-properties officeooo:rsid="0026935a" officeooo:paragraph-rsid="0026935a"/>
    </style:style>
    <style:style style:name="P27" style:family="paragraph" style:parent-style-name="Text_20_body">
      <style:text-properties officeooo:rsid="00271260" officeooo:paragraph-rsid="00271260"/>
    </style:style>
    <style:style style:name="P28" style:family="paragraph" style:parent-style-name="Text_20_body">
      <style:text-properties officeooo:rsid="002898af" officeooo:paragraph-rsid="002898af"/>
    </style:style>
    <style:style style:name="P29" style:family="paragraph" style:parent-style-name="Text_20_body">
      <style:text-properties officeooo:rsid="00294486" officeooo:paragraph-rsid="00294486"/>
    </style:style>
    <style:style style:name="P30" style:family="paragraph" style:parent-style-name="Text_20_body">
      <style:text-properties officeooo:rsid="002a78e1" officeooo:paragraph-rsid="002a78e1"/>
    </style:style>
    <style:style style:name="P31" style:family="paragraph" style:parent-style-name="Text_20_body">
      <style:text-properties officeooo:rsid="002aa47c" officeooo:paragraph-rsid="002aa47c"/>
    </style:style>
    <style:style style:name="P32" style:family="paragraph" style:parent-style-name="Text_20_body">
      <style:text-properties officeooo:rsid="002e5f56" officeooo:paragraph-rsid="002e5f56"/>
    </style:style>
    <style:style style:name="P33" style:family="paragraph" style:parent-style-name="Text_20_body">
      <style:text-properties officeooo:rsid="002ff2ce" officeooo:paragraph-rsid="002ff2ce"/>
    </style:style>
    <style:style style:name="P34" style:family="paragraph" style:parent-style-name="Text_20_body">
      <style:text-properties officeooo:rsid="0030494c" officeooo:paragraph-rsid="0030494c"/>
    </style:style>
    <style:style style:name="P35" style:family="paragraph" style:parent-style-name="Text_20_body">
      <style:text-properties officeooo:rsid="00305cb1" officeooo:paragraph-rsid="00305cb1"/>
    </style:style>
    <style:style style:name="P36" style:family="paragraph" style:parent-style-name="Text_20_body">
      <style:text-properties officeooo:rsid="00305cb1" officeooo:paragraph-rsid="0031ab2d"/>
    </style:style>
    <style:style style:name="P37" style:family="paragraph" style:parent-style-name="Text_20_body">
      <style:text-properties fo:language="en" fo:country="US" officeooo:rsid="0031ab2d" officeooo:paragraph-rsid="0031ab2d"/>
    </style:style>
    <style:style style:name="P38" style:family="paragraph" style:parent-style-name="Text_20_body">
      <style:text-properties fo:language="en" fo:country="US" officeooo:rsid="0032f33a" officeooo:paragraph-rsid="0032f33a"/>
    </style:style>
    <style:style style:name="P39" style:family="paragraph" style:parent-style-name="Text_20_body">
      <style:text-properties fo:language="en" fo:country="US" officeooo:rsid="003404d9" officeooo:paragraph-rsid="003404d9"/>
    </style:style>
    <style:style style:name="P40" style:family="paragraph" style:parent-style-name="Text_20_body">
      <style:text-properties officeooo:rsid="00382a37" officeooo:paragraph-rsid="00382a37"/>
    </style:style>
    <style:style style:name="P41" style:family="paragraph" style:parent-style-name="Text_20_body">
      <style:text-properties officeooo:rsid="003a6e13" officeooo:paragraph-rsid="003a6e13"/>
    </style:style>
    <style:style style:name="P42" style:family="paragraph" style:parent-style-name="Text_20_body">
      <style:text-properties officeooo:rsid="003abd41" officeooo:paragraph-rsid="003abd41"/>
    </style:style>
    <style:style style:name="P43" style:family="paragraph" style:parent-style-name="Text_20_body">
      <style:text-properties officeooo:rsid="003bffac" officeooo:paragraph-rsid="003bffac"/>
    </style:style>
    <style:style style:name="P44" style:family="paragraph" style:parent-style-name="Text_20_body">
      <style:paragraph-properties fo:break-before="page"/>
      <style:text-properties officeooo:rsid="001972de" officeooo:paragraph-rsid="001972de"/>
    </style:style>
    <style:style style:name="P45"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46"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47"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48"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49"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50"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51" style:family="paragraph" style:parent-style-name="Preformatted_20_Text">
      <style:text-properties fo:color="#000000" style:font-name="Courier New"/>
    </style:style>
    <style:style style:name="P52" style:family="paragraph" style:parent-style-name="Preformatted_20_Text">
      <loext:graphic-properties draw:fill="solid" draw:fill-color="#ffffff" draw:opacity="100%"/>
      <style:paragraph-properties fo:background-color="#ffffff"/>
      <style:text-properties fo:color="#000000" style:font-name="Courier New"/>
    </style:style>
    <style:style style:name="P53" style:family="paragraph" style:parent-style-name="Preformatted_20_Text">
      <style:text-properties fo:color="#000000" style:font-name="Courier New" officeooo:rsid="001d96e8" officeooo:paragraph-rsid="001d96e8"/>
    </style:style>
    <style:style style:name="P54" style:family="paragraph" style:parent-style-name="Preformatted_20_Text">
      <style:text-properties fo:color="#000000" style:font-name="Courier New" officeooo:rsid="0023d341" officeooo:paragraph-rsid="0023d341"/>
    </style:style>
    <style:style style:name="P55" style:family="paragraph" style:parent-style-name="Preformatted_20_Text">
      <style:text-properties fo:color="#000000" style:font-name="Courier New" officeooo:rsid="00271260" officeooo:paragraph-rsid="00271260"/>
    </style:style>
    <style:style style:name="P56" style:family="paragraph" style:parent-style-name="Preformatted_20_Text">
      <style:text-properties fo:color="#000000" style:font-name="Courier New" officeooo:rsid="002898af" officeooo:paragraph-rsid="002898af"/>
    </style:style>
    <style:style style:name="P57" style:family="paragraph" style:parent-style-name="Preformatted_20_Text">
      <style:text-properties fo:color="#000000" style:font-name="Courier New" officeooo:rsid="002aa47c" officeooo:paragraph-rsid="002aa47c"/>
    </style:style>
    <style:style style:name="P58" style:family="paragraph" style:parent-style-name="Preformatted_20_Text">
      <style:text-properties fo:color="#000000" style:font-name="Courier New" officeooo:rsid="002e5f56" officeooo:paragraph-rsid="002e5f56"/>
    </style:style>
    <style:style style:name="P59" style:family="paragraph" style:parent-style-name="Preformatted_20_Text">
      <style:text-properties fo:color="#000000" style:font-name="Courier New" officeooo:rsid="00382a37" officeooo:paragraph-rsid="00382a37"/>
    </style:style>
    <style:style style:name="P60" style:family="paragraph" style:parent-style-name="Preformatted_20_Text">
      <style:text-properties fo:color="#000000" style:font-name="Courier New" officeooo:rsid="003a6e13" officeooo:paragraph-rsid="003a6e13"/>
    </style:style>
    <style:style style:name="P61" style:family="paragraph" style:parent-style-name="Preformatted_20_Text">
      <loext:graphic-properties draw:fill="solid" draw:fill-color="#ffffff" draw:opacity="100%"/>
      <style:paragraph-properties fo:background-color="#ffffff"/>
      <style:text-properties fo:color="#000000"/>
    </style:style>
    <style:style style:name="P62" style:family="paragraph" style:parent-style-name="Preformatted_20_Text">
      <style:text-properties officeooo:rsid="0026935a" officeooo:paragraph-rsid="0026935a"/>
    </style:style>
    <style:style style:name="P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P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66" style:family="paragraph" style:parent-style-name="Heading_20_1" style:list-style-name="">
      <style:text-properties officeooo:paragraph-rsid="00098d18"/>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paragraph-rsid="00098d18"/>
    </style:style>
    <style:style style:name="P69" style:family="paragraph" style:parent-style-name="Heading_20_2">
      <style:text-properties style:text-underline-style="none"/>
    </style:style>
    <style:style style:name="P70" style:family="paragraph" style:parent-style-name="Heading_20_2">
      <style:text-properties officeooo:paragraph-rsid="0009b043"/>
    </style:style>
    <style:style style:name="P71" style:family="paragraph" style:parent-style-name="Heading_20_2" style:list-style-name=""/>
    <style:style style:name="P72" style:family="paragraph" style:parent-style-name="Heading_20_2">
      <style:paragraph-properties fo:break-before="page"/>
    </style:style>
    <style:style style:name="P73" style:family="paragraph" style:parent-style-name="Preformatted_20_Text">
      <loext:graphic-properties draw:fill="solid" draw:fill-color="#ffffff" draw:opacity="100%"/>
      <style:paragraph-properties fo:background-color="#ffffff"/>
      <style:text-properties fo:color="#000000" style:font-name="Courier New"/>
    </style:style>
    <style:style style:name="P74" style:family="paragraph" style:parent-style-name="Preformatted_20_Text">
      <style:text-properties fo:color="#000000" style:font-name="Courier New" officeooo:rsid="002aa47c" officeooo:paragraph-rsid="002aa47c" fo:background-color="#efefef"/>
    </style:style>
    <style:style style:name="P75" style:family="paragraph" style:parent-style-name="Preformatted_20_Text">
      <style:text-properties fo:color="#000000" style:font-name="Courier New" officeooo:rsid="002e5f56" officeooo:paragraph-rsid="002e5f56" fo:background-color="#efefef"/>
    </style:style>
    <style:style style:name="P76" style:family="paragraph" style:parent-style-name="Preformatted_20_Text" style:list-style-name="">
      <style:text-properties fo:color="#000000" style:font-name="Courier New" officeooo:rsid="003bffac" officeooo:paragraph-rsid="003bffac"/>
    </style:style>
    <style:style style:name="P77" style:family="paragraph" style:parent-style-name="Preformatted_20_Text" style:list-style-name="">
      <style:text-properties fo:color="#000000" style:font-name="Courier New" officeooo:rsid="003d4aa5" officeooo:paragraph-rsid="003d4aa5"/>
    </style:style>
    <style:style style:name="P78" style:family="paragraph" style:parent-style-name="Preformatted_20_Text" style:list-style-name="">
      <style:text-properties fo:color="#000000" style:font-name="Courier New" officeooo:rsid="0036edf8" officeooo:paragraph-rsid="0036edf8"/>
    </style:style>
    <style:style style:name="P79" style:family="paragraph" style:parent-style-name="Preformatted_20_Text" style:list-style-name="">
      <style:text-properties fo:color="#000000" style:font-name="Courier New" officeooo:paragraph-rsid="0037e456"/>
    </style:style>
    <style:style style:name="P80" style:family="paragraph" style:parent-style-name="Preformatted_20_Text" style:list-style-name="">
      <style:text-properties fo:color="#000000" style:font-name="Courier New" officeooo:rsid="0037e456" officeooo:paragraph-rsid="0037e456"/>
    </style:style>
    <style:style style:name="P81" style:family="paragraph" style:parent-style-name="Preformatted_20_Text" style:list-style-name="">
      <style:text-properties fo:color="#000000" style:font-name="Courier New" officeooo:rsid="0040b535" officeooo:paragraph-rsid="0040b535"/>
    </style:style>
    <style:style style:name="P82" style:family="paragraph" style:parent-style-name="Preformatted_20_Text">
      <loext:graphic-properties draw:fill="solid" draw:fill-color="#ffffff" draw:opacity="100%"/>
      <style:paragraph-properties fo:background-color="#ffffff"/>
      <style:text-properties fo:color="#000000"/>
    </style:style>
    <style:style style:name="P83" style:family="paragraph" style:parent-style-name="Preformatted_20_Text" style:list-style-name="">
      <style:text-properties officeooo:rsid="003bffac" officeooo:paragraph-rsid="003bffac"/>
    </style:style>
    <style:style style:name="P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85" style:family="paragraph" style:parent-style-name="Text_20_body" style:list-style-name="L1">
      <style:text-properties officeooo:rsid="0015c23f" officeooo:paragraph-rsid="0015c23f"/>
    </style:style>
    <style:style style:name="P86" style:family="paragraph" style:parent-style-name="Text_20_body">
      <style:text-properties fo:language="en" fo:country="US" officeooo:rsid="0032f33a" officeooo:paragraph-rsid="0032f33a"/>
    </style:style>
    <style:style style:name="P87" style:family="paragraph" style:parent-style-name="Text_20_body" style:list-style-name="">
      <style:text-properties officeooo:rsid="003bffac" officeooo:paragraph-rsid="003bffac"/>
    </style:style>
    <style:style style:name="P88" style:family="paragraph" style:parent-style-name="Text_20_body" style:list-style-name="">
      <style:text-properties officeooo:rsid="003e85aa" officeooo:paragraph-rsid="003e85aa"/>
    </style:style>
    <style:style style:name="P89" style:family="paragraph" style:parent-style-name="Text_20_body" style:list-style-name="">
      <style:text-properties officeooo:rsid="0040010f" officeooo:paragraph-rsid="0040010f"/>
    </style:style>
    <style:style style:name="P90" style:family="paragraph" style:parent-style-name="Text_20_body" style:list-style-name="">
      <style:text-properties officeooo:rsid="00407db7" officeooo:paragraph-rsid="00407db7"/>
    </style:style>
    <style:style style:name="P91" style:family="paragraph" style:parent-style-name="Text_20_body" style:list-style-name=""/>
    <style:style style:name="P92" style:family="paragraph" style:parent-style-name="Text_20_body" style:list-style-name="">
      <style:text-properties officeooo:rsid="0037e456" officeooo:paragraph-rsid="0037e456"/>
    </style:style>
    <style:style style:name="P93" style:family="paragraph" style:parent-style-name="Text_20_body" style:list-style-name="">
      <style:text-properties officeooo:rsid="0039992d" officeooo:paragraph-rsid="0039992d"/>
    </style:style>
    <style:style style:name="P94" style:family="paragraph" style:parent-style-name="Text_20_body" style:list-style-name="">
      <style:text-properties officeooo:rsid="0040b535" officeooo:paragraph-rsid="0040b535"/>
    </style:style>
    <style:style style:name="P95" style:family="paragraph" style:parent-style-name="Text_20_body" style:list-style-name="">
      <style:paragraph-properties fo:padding="0.074cm" fo:border-left="none" fo:border-right="none" fo:border-top="none" fo:border-bottom="0.06pt solid #000000" style:join-border="false"/>
      <style:text-properties officeooo:rsid="003d4aa5" officeooo:paragraph-rsid="003bffac"/>
    </style:style>
    <style:style style:name="P96" style:family="paragraph" style:parent-style-name="Text_20_body" style:list-style-name="">
      <style:paragraph-properties fo:padding="0.074cm" fo:border-left="none" fo:border-right="none" fo:border-top="none" fo:border-bottom="0.06pt solid #000000" style:join-border="false"/>
      <style:text-properties officeooo:rsid="0040b535" officeooo:paragraph-rsid="0040b535"/>
    </style:style>
    <style:style style:name="P97" style:family="paragraph" style:parent-style-name="Text_20_body" style:list-style-name="">
      <style:paragraph-properties fo:break-before="page"/>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0080" style:text-line-through-style="solid" style:text-line-through-type="single" fo:font-weight="bold" officeooo:rsid="0037e456"/>
    </style:style>
    <style:style style:name="T16" style:family="text">
      <style:text-properties fo:color="#008000" fo:font-weight="bold"/>
    </style:style>
    <style:style style:name="T17" style:family="text">
      <style:text-properties fo:color="#008000" fo:font-weight="bold" fo:background-color="#efefef" loext:char-shading-value="0"/>
    </style:style>
    <style:style style:name="T18" style:family="text">
      <style:text-properties fo:color="#008000" style:font-name="Courier New" fo:font-weight="bold"/>
    </style:style>
    <style:style style:name="T19" style:family="text">
      <style:text-properties fo:color="#008000" style:font-name="Courier New" fo:font-weight="bold" fo:background-color="#efefef" loext:char-shading-value="0"/>
    </style:style>
    <style:style style:name="T20" style:family="text">
      <style:text-properties fo:color="#008000" style:font-name="Courier New" fo:background-color="#efefef" loext:char-shading-value="0"/>
    </style:style>
    <style:style style:name="T21" style:family="text">
      <style:text-properties fo:color="#008000" style:font-name="Courier New" fo:font-style="italic" fo:background-color="#efefef" loext:char-shading-value="0"/>
    </style:style>
    <style:style style:name="T22" style:family="text">
      <style:text-properties fo:color="#008000" fo:background-color="#efefef" loext:char-shading-value="0"/>
    </style:style>
    <style:style style:name="T23" style:family="text">
      <style:text-properties style:font-name="Courier New"/>
    </style:style>
    <style:style style:name="T24" style:family="text">
      <style:text-properties style:font-name="Courier New" fo:background-color="#efefef" loext:char-shading-value="0"/>
    </style:style>
    <style:style style:name="T25" style:family="text">
      <style:text-properties fo:color="#660e7a" style:font-name="Courier New" fo:font-weight="bold"/>
    </style:style>
    <style:style style:name="T26" style:family="text">
      <style:text-properties fo:color="#660e7a" style:font-name="Courier New" fo:font-weight="bold" fo:background-color="#efefef" loext:char-shading-value="0"/>
    </style:style>
    <style:style style:name="T27" style:family="text">
      <style:text-properties fo:color="#660e7a" style:font-name="Courier New" fo:font-style="italic"/>
    </style:style>
    <style:style style:name="T28" style:family="text">
      <style:text-properties fo:color="#660e7a" style:font-name="Courier New" fo:font-style="italic" fo:font-weight="bold" fo:background-color="#efefef" loext:char-shading-value="0"/>
    </style:style>
    <style:style style:name="T29" style:family="text">
      <style:text-properties fo:color="#660e7a" fo:font-weight="bold"/>
    </style:style>
    <style:style style:name="T30" style:family="text">
      <style:text-properties fo:color="#660e7a" fo:font-weight="bold" fo:background-color="#efefef" loext:char-shading-value="0"/>
    </style:style>
    <style:style style:name="T31" style:family="text">
      <style:text-properties fo:color="#660e7a" fo:font-style="italic" fo:font-weight="bold"/>
    </style:style>
    <style:style style:name="T32" style:family="text">
      <style:text-properties fo:color="#660e7a" fo:font-style="italic" fo:font-weight="bold" fo:background-color="#efefef" loext:char-shading-value="0"/>
    </style:style>
    <style:style style:name="T33" style:family="text">
      <style:text-properties fo:color="#660e7a" style:text-line-through-style="solid" style:text-line-through-type="single" fo:font-weight="bold" officeooo:rsid="0037e456"/>
    </style:style>
    <style:style style:name="T34" style:family="text">
      <style:text-properties officeooo:rsid="001972de"/>
    </style:style>
    <style:style style:name="T35" style:family="text">
      <style:text-properties fo:font-style="italic" style:font-style-asian="italic" style:font-style-complex="italic"/>
    </style:style>
    <style:style style:name="T36" style:family="text">
      <style:text-properties fo:color="#7a7a43"/>
    </style:style>
    <style:style style:name="T37" style:family="text">
      <style:text-properties fo:color="#7a7a43" fo:font-weight="bold" fo:background-color="#efefef" loext:char-shading-value="0"/>
    </style:style>
    <style:style style:name="T38" style:family="text">
      <style:text-properties fo:color="#7a7a43" style:font-name="Courier New"/>
    </style:style>
    <style:style style:name="T39" style:family="text">
      <style:text-properties officeooo:rsid="00252df2"/>
    </style:style>
    <style:style style:name="T40" style:family="text">
      <style:text-properties officeooo:rsid="0026935a"/>
    </style:style>
    <style:style style:name="T41" style:family="text">
      <style:text-properties fo:background-color="#efefef" loext:char-shading-value="0"/>
    </style:style>
    <style:style style:name="T42" style:family="text">
      <style:text-properties fo:color="#0000ff"/>
    </style:style>
    <style:style style:name="T43" style:family="text">
      <style:text-properties fo:color="#0000ff" fo:font-weight="bold"/>
    </style:style>
    <style:style style:name="T44" style:family="text">
      <style:text-properties fo:color="#0000ff" fo:font-weight="bold" fo:background-color="#efefef" loext:char-shading-value="0"/>
    </style:style>
    <style:style style:name="T45" style:family="text">
      <style:text-properties fo:color="#0000ff" style:font-name="Courier New"/>
    </style:style>
    <style:style style:name="T46" style:family="text">
      <style:text-properties fo:color="#0000ff" style:font-name="Courier New" fo:font-weight="bold" fo:background-color="#efefef" loext:char-shading-value="0"/>
    </style:style>
    <style:style style:name="T47" style:family="text">
      <style:text-properties fo:color="#009900"/>
    </style:style>
    <style:style style:name="T48" style:family="text">
      <style:text-properties fo:color="#999999"/>
    </style:style>
    <style:style style:name="T49" style:family="text">
      <style:text-properties officeooo:rsid="002898af"/>
    </style:style>
    <style:style style:name="T50" style:family="text">
      <style:text-properties officeooo:rsid="002a524b"/>
    </style:style>
    <style:style style:name="T51" style:family="text">
      <style:text-properties officeooo:rsid="0030494c"/>
    </style:style>
    <style:style style:name="T52" style:family="text">
      <style:text-properties officeooo:rsid="0031ab2d"/>
    </style:style>
    <style:style style:name="T53" style:family="text">
      <style:text-properties fo:language="en" fo:country="US" officeooo:rsid="00359d22"/>
    </style:style>
    <style:style style:name="T54" style:family="text">
      <style:text-properties officeooo:rsid="0037e456"/>
    </style:style>
    <style:style style:name="T55" style:family="text">
      <style:text-properties officeooo:rsid="00382a37"/>
    </style:style>
    <style:style style:name="T56" style:family="text">
      <style:text-properties style:text-line-through-style="solid" style:text-line-through-type="single" officeooo:rsid="0037e456"/>
    </style:style>
    <style:style style:name="T57" style:family="text">
      <style:text-properties officeooo:rsid="0039992d"/>
    </style:style>
    <style:style style:name="T58" style:family="text">
      <style:text-properties officeooo:rsid="003a6e13"/>
    </style:style>
    <style:style style:name="T59" style:family="text">
      <style:text-properties fo:background-color="#e4e4ff" loext:char-shading-value="0"/>
    </style:style>
    <style:style style:name="T60" style:family="text">
      <style:text-properties fo:color="#458383" style:font-name="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69"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66" text:outline-level="1"/>
      <text:h text:style-name="P68"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70"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67"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67"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3">Door in de styles.css de verwijzing (@import) naar de stylesheets op te nemen, werkt het direct</text:p>
      <text:p text:style-name="P13">Voor de layout heb ik de index.html alles binnen de body in een container geplaats.</text:p>
      <text:p text:style-name="P10"/>
      <text:p text:style-name="P10"/>
      <text:p text:style-name="P10"/>
      <text:h text:style-name="P67" text:outline-level="1">Models</text:h>
      <text:p text:style-name="P12">De applicatie maakt gebruik van drie modellen.</text:p>
      <text:list xml:id="list7221475341144784911" text:style-name="L1">
        <text:list-item>
          <text:p text:style-name="P85">Error<text:tab/>voor het tonen van specifieke foutmeldingen</text:p>
        </text:list-item>
        <text:list-item>
          <text:p text:style-name="P85">image-upload<text:tab/>hierin staan de gegevens van de afbeelding</text:p>
        </text:list-item>
        <text:list-item>
          <text:p text:style-name="P85">image-upload-config<text:tab/>hierin staan de configuratie elementen voor de applicatie</text:p>
        </text:list-item>
      </text:list>
      <text:p text:style-name="P12">Daarnaast wordt voor de image-upload-config gebruik gemaakt van een interface. Deze heb ik appart opgenomen ivm foutmeldingen.</text:p>
      <text:h text:style-name="P71" text:outline-level="2"/>
      <text:h text:style-name="P72" text:outline-level="2">Error</text:h>
      <text:p text:style-name="P51"><text:span text:style-name="T11">import </text:span>{ ErrorType } <text:span text:style-name="T11">from </text:span><text:span text:style-name="T16">'../enums'</text:span>;</text:p>
      <text:p text:style-name="P51"/>
      <text:p text:style-name="P52"><text:span text:style-name="T11">export class </text:span>Error {</text:p>
      <text:p text:style-name="P61"><text:s text:c="4"/><text:span text:style-name="T13">public </text:span><text:span text:style-name="T25">type</text:span><text:span text:style-name="T23">: ErrorType;</text:span></text:p>
      <text:p text:style-name="P61"><text:s text:c="4"/><text:span text:style-name="T13">public </text:span><text:span text:style-name="T25">message</text:span><text:span text:style-name="T23">: </text:span><text:span text:style-name="T13">string</text:span><text:span text:style-name="T23">;</text:span></text:p>
      <text:p text:style-name="P52"/>
      <text:p text:style-name="P61"><text:s text:c="4"/><text:span text:style-name="T13">constructor</text:span><text:span text:style-name="T23">(type: ErrorType, message: </text:span><text:span text:style-name="T13">string</text:span><text:span text:style-name="T23">) {</text:span></text:p>
      <text:p text:style-name="P61"><text:s text:c="8"/><text:span text:style-name="T13">this</text:span><text:span text:style-name="T23">.</text:span><text:span text:style-name="T25">type </text:span><text:span text:style-name="T23">= type;</text:span></text:p>
      <text:p text:style-name="P61"><text:s text:c="8"/><text:span text:style-name="T13">this</text:span><text:span text:style-name="T23">.</text:span><text:span text:style-name="T25">message </text:span><text:span text:style-name="T23">= message;</text:span></text:p>
      <text:p text:style-name="P61"><text:s text:c="4"/><text:span text:style-name="T23">}</text:span></text:p>
      <text:p text:style-name="P64">}</text:p>
      <text:h text:style-name="Heading_20_3" text:outline-level="3">Beschrijving</text:h>
      <text:p text:style-name="P14">De Error model bestaat uit twee elementen type en message.</text:p>
      <text:p text:style-name="P14">De type maakt gebruik van de enum ErrorType. De enum is niets meer dan een keuzelijst met alias.</text:p>
      <text:h text:style-name="Heading_20_3" text:outline-level="3">Waar gebruikt</text:h>
      <text:p text:style-name="P14"/>
      <text:h text:style-name="Heading_20_3" text:outline-level="3">actie</text:h>
      <text:p text:style-name="P14">Is het niet mooier om de elementen private te maken?</text:p>
      <text:p text:style-name="P13"/>
      <text:p text:style-name="P13"/>
      <text:h text:style-name="P72" text:outline-level="2">Image-upload</text:h>
      <text:p text:style-name="P51"><text:span text:style-name="T11">export class </text:span>ImageUpload {</text:p>
      <text:p text:style-name="P51"/>
      <text:p text:style-name="P61"><text:s text:c="4"/><text:span text:style-name="T13">constructor</text:span><text:span text:style-name="T23">(</text:span></text:p>
      <text:p text:style-name="P61"><text:s text:c="8"/><text:span text:style-name="T13">public </text:span><text:span text:style-name="T23">data: </text:span><text:span text:style-name="T13">any</text:span><text:span text:style-name="T23">,</text:span></text:p>
      <text:p text:style-name="P61"><text:s text:c="8"/><text:span text:style-name="T13">public </text:span><text:span text:style-name="T23">fileName: </text:span><text:span text:style-name="T13">string</text:span><text:span text:style-name="T23">,</text:span></text:p>
      <text:p text:style-name="P61"><text:s text:c="8"/><text:span text:style-name="T13">public </text:span><text:span text:style-name="T23">size: </text:span><text:span text:style-name="T13">number</text:span></text:p>
      <text:p text:style-name="P61"><text:span text:style-name="T10"><text:s text:c="4"/></text:span><text:span text:style-name="T23">) { <text:s/>}</text:span></text:p>
      <text:p text:style-name="P63">}</text:p>
      <text:h text:style-name="Heading_20_3" text:outline-level="3">Beschrijving</text:h>
      <text:p text:style-name="P14">De ImageUpload bestaat uit drie elementen die betrekking op de afbeelding.</text:p>
      <text:p text:style-name="P14">De data wordt gevuld met de hash van de afbeelding, dus uiteindelijk gewoon een string.<text:line-break/>De filename is de orginele bestandsnaam<text:line-break/>De size <text:span text:style-name="T34">is de groote in bytes van het bestand</text:span></text:p>
      <text:p text:style-name="P15">Deze gegevens komen overeen met de gegevens die teruggegeven worden door de <text:a xlink:type="simple" xlink:href="https://www.w3.org/TR/html-markup/input.file.html" text:style-name="Internet_20_link" text:visited-style-name="Visited_20_Internet_20_Link">html input type=file</text:a></text:p>
      <text:p text:style-name="P15">Wat mij opvalt is de de elementen niet voor de constructor worden benoemd</text:p>
      <text:p text:style-name="P14"/>
      <text:h text:style-name="Heading_20_3" text:outline-level="3">Waar gebruikt</text:h>
      <text:p text:style-name="P14"/>
      <text:h text:style-name="Heading_20_3" text:outline-level="3">Actie</text:h>
      <text:p text:style-name="P15">Is het mogelijk om ook de width en height terug te krijgen</text:p>
      <text:p text:style-name="P15">Mischien ook bij deze de elementen als private opnemen ??</text:p>
      <text:p text:style-name="P15"/>
      <text:p text:style-name="P15"/>
      <text:p text:style-name="P44"/>
      <text:h text:style-name="Heading_20_2" text:outline-level="2">Image-upload-config</text:h>
      <text:p text:style-name="P51"><text:span text:style-name="T11">import </text:span>{IImageUploadConfiguration} <text:span text:style-name="T11">from </text:span><text:span text:style-name="T16">"./image-upload-config.interface"</text:span>;</text:p>
      <text:p text:style-name="P51"/>
      <text:p text:style-name="P52"><text:span text:style-name="T11">export class </text:span>ImageUploadConfiguration <text:span text:style-name="T11">implements </text:span>IImageUploadConfiguration {</text:p>
      <text:p text:style-name="P61"><text:s text:c="2"/><text:span text:style-name="T13">public </text:span><text:span text:style-name="T25">addSectionHeader</text:span><text:span text:style-name="T23">: </text:span><text:span text:style-name="T13">string</text:span><text:span text:style-name="T23">;</text:span></text:p>
      <text:p text:style-name="P61"><text:s text:c="2"/><text:span text:style-name="T13">public </text:span><text:span text:style-name="T25">uploadedHeader</text:span><text:span text:style-name="T23">: </text:span><text:span text:style-name="T13">string</text:span><text:span text:style-name="T23">;</text:span></text:p>
      <text:p text:style-name="P61"><text:s text:c="2"/><text:span text:style-name="T13">public </text:span><text:span text:style-name="T25">buttonLabel</text:span><text:span text:style-name="T23">: </text:span><text:span text:style-name="T13">string</text:span><text:span text:style-name="T23">;</text:span></text:p>
      <text:p text:style-name="P61"><text:s text:c="2"/><text:span text:style-name="T13">public </text:span><text:span text:style-name="T25">accepts</text:span><text:span text:style-name="T23">: </text:span><text:span text:style-name="T13">string</text:span><text:span text:style-name="T23">[];</text:span></text:p>
      <text:p text:style-name="P61"><text:s text:c="2"/><text:span text:style-name="T13">public </text:span><text:span text:style-name="T25">maxFilesizeSum</text:span><text:span text:style-name="T23">: </text:span><text:span text:style-name="T13">number</text:span><text:span text:style-name="T23">;</text:span></text:p>
      <text:p text:style-name="P52"/>
      <text:p text:style-name="P61"><text:s text:c="2"/><text:span text:style-name="T13">constructor</text:span><text:span text:style-name="T23">() {</text:span></text:p>
      <text:p text:style-name="P61"><text:s text:c="4"/><text:span text:style-name="T13">this</text:span><text:span text:style-name="T23">.</text:span><text:span text:style-name="T25">addSectionHeader </text:span><text:span text:style-name="T23">= </text:span><text:span text:style-name="T18">'Select Images:'</text:span><text:span text:style-name="T23">;</text:span></text:p>
      <text:p text:style-name="P61"><text:s text:c="4"/><text:span text:style-name="T13">this</text:span><text:span text:style-name="T23">.</text:span><text:span text:style-name="T25">uploadedHeader </text:span><text:span text:style-name="T23">= </text:span><text:span text:style-name="T18">'Uploaded Images:'</text:span><text:span text:style-name="T23">;</text:span></text:p>
      <text:p text:style-name="P61"><text:s text:c="4"/><text:span text:style-name="T13">this</text:span><text:span text:style-name="T23">.</text:span><text:span text:style-name="T25">buttonLabel </text:span><text:span text:style-name="T23">= </text:span><text:span text:style-name="T18">'Choose Image'</text:span><text:span text:style-name="T23">;</text:span></text:p>
      <text:p text:style-name="P61"><text:s text:c="4"/><text:span text:style-name="T13">this</text:span><text:span text:style-name="T23">.</text:span><text:span text:style-name="T25">accepts </text:span><text:span text:style-name="T23">= [</text:span><text:span text:style-name="T18">'image/*'</text:span><text:span text:style-name="T23">];</text:span></text:p>
      <text:p text:style-name="P61"><text:s text:c="4"/><text:span text:style-name="T13">this</text:span><text:span text:style-name="T23">.</text:span><text:span text:style-name="T25">maxFilesizeSum </text:span><text:span text:style-name="T23">= </text:span><text:span text:style-name="T13">null</text:span><text:span text:style-name="T23">;</text:span></text:p>
      <text:p text:style-name="P61"><text:s text:c="2"/><text:span text:style-name="T23">}</text:span></text:p>
      <text:p text:style-name="P63">}</text:p>
      <text:h text:style-name="Heading_20_3" text:outline-level="3">Beschrijving</text:h>
      <text:p text:style-name="P17">De ImageUploadConfiguratie model wordt gebruikt om alle configuratie elementen centraal te beheren. </text:p>
      <text:p text:style-name="P17">Implements geeft het gebruik van een interface aan. In dit geval staan in interface dezelfde als die in het model zijn opgenomen.</text:p>
      <text:p text:style-name="P17">In de constructor worden de default waarden geplaatst</text:p>
      <text:h text:style-name="Heading_20_3" text:outline-level="3">Waar gebruikt</text:h>
      <text:p text:style-name="P40">In app.component voor het aanroepen van de upload-image component.</text:p>
      <text:p text:style-name="P59"><text:span text:style-name="T11">public </text:span><text:span text:style-name="T29">imageUploadConfig</text:span>: IImageUploadConfiguration;</text:p>
      <text:p text:style-name="P40"/>
      <text:h text:style-name="Heading_20_3" text:outline-level="3">Acties</text:h>
      <text:p text:style-name="P17">Is het nodig om de velden nogmaals te benoemen is het niet voldoende om de interface te implemeten.</text:p>
      <text:p text:style-name="P17">Nee een interface geeft een beschrijving wat er in het model moet worden opgenomen.</text:p>
      <text:p text:style-name="Text_20_body"/>
      <text:p text:style-name="P16"/>
      <text:h text:style-name="P72" text:outline-level="2">Interface: Image-upload-config</text:h>
      <text:p text:style-name="P53"><text:span text:style-name="T11">export interface </text:span>IImageUploadConfiguration {</text:p>
      <text:p text:style-name="P61"><text:s text:c="2"/><text:span text:style-name="T25">addSectionHeader</text:span><text:span text:style-name="T23">?: </text:span><text:span text:style-name="T13">string</text:span><text:span text:style-name="T23">;</text:span></text:p>
      <text:p text:style-name="P61"><text:s text:c="2"/><text:span text:style-name="T25">uploadedHeader</text:span><text:span text:style-name="T23">?: </text:span><text:span text:style-name="T13">string</text:span><text:span text:style-name="T23">;</text:span></text:p>
      <text:p text:style-name="P61"><text:s text:c="2"/><text:span text:style-name="T25">buttonLabel</text:span><text:span text:style-name="T23">?: </text:span><text:span text:style-name="T13">string</text:span><text:span text:style-name="T23">;</text:span></text:p>
      <text:p text:style-name="P61"><text:s text:c="2"/><text:span text:style-name="T25">accepts</text:span><text:span text:style-name="T23">?: </text:span><text:span text:style-name="T13">string</text:span><text:span text:style-name="T23">[];</text:span></text:p>
      <text:p text:style-name="P61"><text:s text:c="2"/><text:span text:style-name="T25">maxFilesizeSum</text:span><text:span text:style-name="T23">?: </text:span><text:span text:style-name="T13">number</text:span><text:span text:style-name="T23">;</text:span></text:p>
      <text:p text:style-name="P63">}</text:p>
      <text:h text:style-name="Heading_20_3" text:outline-level="3">Beschrijving</text:h>
      <text:p text:style-name="P19">De interface geeft een beschrijving van het model, vandaar dat deze beschrijving onder de kop Models valt.</text:p>
      <text:p text:style-name="P20">Volgens de naam-conventie moet de interface naam beginnen met een hoofdletter i (I)</text:p>
      <text:p text:style-name="P19">De vraagteken geeft aan dat deze waarde NULL mag zijn</text:p>
      <text:h text:style-name="Heading_20_3" text:outline-level="3">Waar gebruikt</text:h>
      <text:p text:style-name="P19">Natuurlijk wordt deze interface gebruikt bij het model</text:p>
      <text:h text:style-name="Heading_20_3" text:outline-level="3">Acties</text:h>
      <text:p text:style-name="P19">Wat gebeurt er als een element niet wordt gebruikt</text:p>
      <text:p text:style-name="P19">Met en zonder vraagteken</text:p>
      <text:p text:style-name="P19"/>
      <text:h text:style-name="P67" text:outline-level="1">Enums</text:h>
      <text:p text:style-name="P18">Er wordt maar gebruikt van één enum namelijk ErrorType.</text:p>
      <text:p text:style-name="P18">In de enum wordt een keuzelijst met eventueel een alias opgenomen.</text:p>
      <text:h text:style-name="Heading_20_2" text:outline-level="2">Error-type</text:h>
      <text:p text:style-name="P51"><text:span text:style-name="T11">export enum </text:span>ErrorType {</text:p>
      <text:p text:style-name="P61"><text:s text:c="2"/><text:span text:style-name="T27">ExceedsUploadLimit</text:span></text:p>
      <text:p text:style-name="P63">}</text:p>
      <text:h text:style-name="Heading_20_3" text:outline-level="3">Beschrijving</text:h>
      <text:p text:style-name="P18">Er is maar een mogelijke waarde ‘ExceedsUploadLimit’</text:p>
      <text:h text:style-name="Heading_20_3" text:outline-level="3">Waar gebruikt</text:h>
      <text:h text:style-name="Heading_20_3" text:outline-level="3">Actie</text:h>
      <text:p text:style-name="P18">Eventueel mogelijke waarden uitbreiden, bijvoorbeeld met verkeerd extentie</text:p>
      <text:p text:style-name="P18">Welke waard heeft ExceedsUploadLlimt eigenlijk ??</text:p>
      <text:p text:style-name="P18"/>
      <text:p text:style-name="P18"/>
      <text:h text:style-name="P67" text:outline-level="1">Pipes</text:h>
      <text:p text:style-name="P21">Pipes zijn eigenlijk fucties die als een streem worden uitgevoerd. Erg handig voor conversies. Dat blijkt ook uit de opbouw van een pipe, hierin staat standaard één functie namelijk transform.</text:p>
      <text:p text:style-name="P23">Het is mogelijk om meerdere parameters door deze in de pipe te scheiden met dubbelepunt<text:span text:style-name="T39">(:).</text:span></text:p>
      <text:p text:style-name="P21">In deze applicatie wordt gebruikt van één pipe voor het weergeven van de bestandsgrootte.</text:p>
      <text:h text:style-name="Heading_20_2" text:outline-level="2">File-size</text:h>
      <text:p text:style-name="P51"><text:span text:style-name="T36">transform</text:span>(bytes: <text:span text:style-name="T11">number</text:span>, precision: <text:span text:style-name="T11">number</text:span>): <text:span text:style-name="T11">string</text:span></text:p>
      <text:h text:style-name="Heading_20_3" text:outline-level="3">Beschrijving</text:h>
      <text:p text:style-name="P22">In deze functie wordt de bestandsgrootte in bytes omgezet in een string met een eenheid. Deze eenheid is afhankelijk van de grootte. De precision geeft het aantal decimalen aan. </text:p>
      <text:p text:style-name="P22">Ik heb de conversie gewijzigd van toString naar toFixed omdat ander .0 niet wordt getoond.</text:p>
      <text:p text:style-name="P23">Voor het bepalen van de eenheid wordt herhaaldelijk gebruik gemaakt van if en else if. Dit blijkt de snelste methode te zijn.</text:p>
      <text:h text:style-name="Heading_20_3" text:outline-level="3">Waar gebruikt</text:h>
      <text:p text:style-name="P23">Image-upload.component.html</text:p>
      <text:p text:style-name="P54">{{<text:span text:style-name="T29">image</text:span>.<text:span text:style-name="T36">size </text:span>| <text:span text:style-name="T29">fileSize</text:span>:1}}</text:p>
      <text:p text:style-name="P23"/>
      <text:p text:style-name="P23">Wat je ziet is dat de image.size de pijp wordt ingestuurd met <text:span text:style-name="T39">parameter</text:span> 1</text:p>
      <text:h text:style-name="Heading_20_3" text:outline-level="3">Acties</text:h>
      <text:p text:style-name="P24">Wat niet in deze applicatie wordt gebruikt, maar je kan pipes ook in ts gebruiken. Uitzoeken hoe dat te gebruiken</text:p>
      <text:p text:style-name="P21"/>
      <text:p text:style-name="P18"/>
      <text:p text:style-name="P18"/>
      <text:h text:style-name="P67" text:outline-level="1">Components</text:h>
      <text:p text:style-name="P25">Er is één component waarin alle functionaliteit wordt samengebracht</text:p>
      <text:p text:style-name="P25">Door het gebruik van Angular-CLI heb ik het opgesplitst in losse bestanden HTML, CSS en TypeScript.</text:p>
      <text:p text:style-name="P25">Voor de beschrijving begin ik met de HTML gedeelte omdat dit het meest visueel is</text:p>
      <text:h text:style-name="Heading_20_2" text:outline-level="2">Image-Upload</text:h>
      <text:p text:style-name="P25">In dit component zit alles voor het weergeven van de afbeelding <text:span text:style-name="T40">en het uploaden van de het bestand</text:span></text:p>
      <text:h text:style-name="P71" text:outline-level="2"/>
      <text:h text:style-name="P72" text:outline-level="2">HTML</text:h>
      <text:p text:style-name="P26">Het html bestand is niet erg groot maar in plaats van het in één keer te tonen zal ik elke onderdeel appart beschrijven</text:p>
      <text:p text:style-name="P46"/>
      <text:p text:style-name="P62"><text:span text:style-name="T5">&lt;</text:span><text:span text:style-name="T14">h4 </text:span><text:span text:style-name="T46">*ngIf=</text:span><text:span text:style-name="T19">"</text:span><text:span text:style-name="T26">cd</text:span><text:span text:style-name="T19">.</text:span><text:span text:style-name="T26">viewModel</text:span><text:span text:style-name="T19">.</text:span><text:span text:style-name="T26">length</text:span><text:span text:style-name="T20"> </text:span><text:span text:style-name="T19">&gt; 0"</text:span><text:span text:style-name="T5">&gt;</text:span><text:span text:style-name="T4">{{</text:span><text:span text:style-name="T25">config</text:span><text:span text:style-name="T4">.</text:span><text:span text:style-name="T25">uploadedHeader</text:span><text:span text:style-name="T4">}}</text:span><text:span text:style-name="T5">&lt;/</text:span><text:span text:style-name="T14">h4</text:span><text:span text:style-name="T5">&gt;</text:span></text:p>
      <text:p text:style-name="P26"/>
      <text:p text:style-name="P26">Het element met *ngif wordt alleen <text:span text:style-name="T35">geladen</text:span> als deze true is. Dit is wat anders dan niet getoond. Je ziet dat duidelijk in de source wanneer de pagina is geladen.</text:p>
      <text:p text:style-name="P26"><text:tab/><text:span text:style-name="T47">&lt;!--template bindings={<text:line-break/><text:tab/> <text:s/>"ng-reflect-ng-if": null<text:line-break/><text:tab/>}--&gt;</text:span> <text:span text:style-name="T48">== $0</text:span></text:p>
      <text:p text:style-name="P26">Bij class=”hidden” of style=”<text:span text:style-name="T49">display:none</text:span>” wordt het element wel geladen maar is hij alleen niet zichtbaar. <text:span text:style-name="T49">(zie &lt;input type=”file”)</text:span></text:p>
      <text:p text:style-name="P27">In dit geval wordt er gekeken of er bestanden zijn geladen en als dat het geval is dan wordt uit de configuratie de tekst van de uploadedHeader getoond.</text:p>
      <text:p text:style-name="P45"/>
      <text:p text:style-name="P55"><text:span text:style-name="T41">&lt;</text:span><text:span text:style-name="T12">div </text:span><text:span text:style-name="T44">class=</text:span><text:span text:style-name="T17">"upload-item" </text:span><text:span text:style-name="T44">*ngFor=</text:span><text:span text:style-name="T17">"let image of </text:span><text:span text:style-name="T30">cd</text:span><text:span text:style-name="T17">.</text:span><text:span text:style-name="T30">viewModel</text:span><text:span text:style-name="T17">; let i = </text:span><text:span text:style-name="T30">index</text:span><text:span text:style-name="T17">;"</text:span><text:span text:style-name="T41">&gt;</text:span></text:p>
      <text:p text:style-name="P27"/>
      <text:p text:style-name="P33">Met ngFor loop je door een array. Alle elementen binnen de ngFor worden in de loop meegenomen.<text:line-break/>Je krijgt dus de image als object en i als de index waarde van het object in array van viewModel.</text:p>
      <text:p text:style-name="P38">Dit image object is gebaseerd op het ImageUpload model. Dus we hebben de data, fileName en size van de geuploaden afbeelding.</text:p>
      <text:p text:style-name="P34">– – – – – – –</text:p>
      <text:p text:style-name="P33">Je kan dit ook inpakken in een template elementen</text:p>
      <text:p text:style-name="P33">&lt;template ngFor let-item [ngForOf]=cd.viewModel let-i=”index”&gt;</text:p>
      <text:p text:style-name="P33">Dit vindt ik persoonlijk wel mooier/duidelijker, ik zie alleen nergens de image terug.</text:p>
      <text:p text:style-name="P47"/>
      <text:p text:style-name="P56"><draw:frame draw:style-name="fr2" draw:name="Afbeelding2" text:anchor-type="paragraph" svg:x="15.73cm" svg:y="-0.058cm" svg:width="0.476cm" svg:height="0.476cm" draw:z-index="2"><draw:image xlink:href="Pictures/1000000000000012000000127E89CE4CAD5D84C2.png" xlink:type="simple" xlink:show="embed" xlink:actuate="onLoad"/></draw:frame><text:span text:style-name="T41">&lt;</text:span><text:span text:style-name="T12">span </text:span><text:span text:style-name="T44">class=</text:span><text:span text:style-name="T17">"remove-upload" </text:span><text:span text:style-name="T44">(click)=</text:span><text:span text:style-name="T17">"</text:span><text:span text:style-name="T37">removeImage</text:span><text:span text:style-name="T17">(</text:span><text:span text:style-name="T30">i</text:span><text:span text:style-name="T17">)"</text:span><text:span text:style-name="T41">&gt;</text:span>×<text:span text:style-name="T41">&lt;/</text:span><text:span text:style-name="T12">span</text:span><text:span text:style-name="T41">&gt;</text:span></text:p>
      <text:p text:style-name="P28"/>
      <text:p text:style-name="P33">De layout van deze span wordt in de CSS bepaalt en is een rood k<text:span text:style-name="T51">ruisje. Als er op dit element wordt geklikt wordt de functie removeImage in de TypeScript aangeroepen. Niet de afbeelding maar de index wordt doorgegeven.</text:span></text:p>
      <text:p text:style-name="P48"/>
      <text:p text:style-name="P56"><text:span text:style-name="T41">&lt;</text:span><text:span text:style-name="T12">img </text:span><text:span text:style-name="T44">[src]=</text:span><text:span text:style-name="T17">"</text:span><text:span text:style-name="T30">image</text:span><text:span text:style-name="T17">.</text:span><text:span text:style-name="T30">data</text:span><text:span text:style-name="T17">" </text:span><text:span text:style-name="T44">style=</text:span><text:span text:style-name="T17">"</text:span><text:span text:style-name="T43">max-height</text:span>: <text:span text:style-name="T42">100</text:span><text:span text:style-name="T16">px</text:span>; <text:span text:style-name="T43">max-width</text:span>: <text:span text:style-name="T42">100</text:span><text:span text:style-name="T16">px</text:span>;<text:span text:style-name="T17">" </text:span><text:span text:style-name="T41">/&gt;</text:span></text:p>
      <text:p text:style-name="P28"/>
      <text:p text:style-name="P36"><text:soft-page-break/>de image.date is <text:span text:style-name="T52">dat</text:span><text:span text:style-name="T53">a</text:span><text:span text:style-name="T52">:"</text:span><text:a xlink:type="simple" xlink:href="data:image/jpeg;base64,/9j/4SYHRXhpZgAATU0AKgAAAAgAEA" text:style-name="Internet_20_link" text:visited-style-name="Visited_20_Internet_20_Link"><text:span text:style-name="T52">data:image/jpeg;base64,/9j/4SYHRXhpZgAATU0AKgAAAAgAEA</text:span></text:a><text:span text:style-name="T52">….”</text:span></text:p>
      <text:p text:style-name="P37">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5">– – – – – – – – </text:p>
      <text:p text:style-name="P35">Ik vind eigenlijk dat de max-height en width ook uit de configuratie moet komen</text:p>
      <text:p text:style-name="P48"/>
      <text:p text:style-name="P56"><text:span text:style-name="T41">&lt;</text:span><text:span text:style-name="T12">p </text:span><text:span text:style-name="T44">class=</text:span><text:span text:style-name="T17">"upload-title"</text:span><text:span text:style-name="T41">&gt;</text:span>{{<text:span text:style-name="T29">image</text:span>.<text:span text:style-name="T29">fileName</text:span>}}<text:span text:style-name="T41">&lt;/</text:span><text:span text:style-name="T12">p</text:span><text:span text:style-name="T41">&gt;</text:span></text:p>
      <text:p text:style-name="P28"/>
      <text:p text:style-name="P38">Dit is eenvoudig het tonen van de fileName propertie van de afbeelding. </text:p>
      <text:p text:style-name="P48"/>
      <text:p text:style-name="P56"><text:span text:style-name="T41">&lt;</text:span><text:span text:style-name="T12">p </text:span><text:span text:style-name="T44">class=</text:span><text:span text:style-name="T17">"upload-file-size"</text:span><text:span text:style-name="T41">&gt;</text:span>{{<text:span text:style-name="T29">image</text:span>.<text:span text:style-name="T36">size </text:span>| <text:span text:style-name="T29">fileSize</text:span>:1}}<text:span text:style-name="T41">&lt;/</text:span><text:span text:style-name="T12">p</text:span><text:span text:style-name="T41">&gt;</text:span></text:p>
      <text:p text:style-name="P28"/>
      <text:p text:style-name="P38">Hier wordt de waarde van de afbeelding grootte door middel van de pipe fileSize geconverteerd naar een string.</text:p>
      <text:p text:style-name="P48"/>
      <text:p text:style-name="P56"><text:span text:style-name="T41">&lt;</text:span><text:span text:style-name="T12">h4</text:span><text:span text:style-name="T41">&gt;</text:span>{{<text:span text:style-name="T29">config</text:span>.<text:span text:style-name="T29">addSectionHeader</text:span>}}<text:span text:style-name="T41">&lt;/</text:span><text:span text:style-name="T12">h4</text:span><text:span text:style-name="T41">&gt;</text:span></text:p>
      <text:p text:style-name="P28"/>
      <text:p text:style-name="P28">Dit is niets bijzonders de addSectionHeader vanuit de configuratie wordt getoond.</text:p>
      <text:p text:style-name="P48"/>
      <text:p text:style-name="P56"><text:span text:style-name="T41">&lt;</text:span><text:span text:style-name="T12">input </text:span><text:span text:style-name="T44">type=</text:span><text:span text:style-name="T17">"file" </text:span><text:span text:style-name="T44">#fileUpload style=</text:span><text:span text:style-name="T17">"</text:span><text:span text:style-name="T43">display</text:span>: <text:span text:style-name="T16">none</text:span>;<text:span text:style-name="T17">" </text:span><text:span text:style-name="T44">[accept]=</text:span><text:span text:style-name="T17">"</text:span><text:span text:style-name="T30">config</text:span><text:span text:style-name="T17">.</text:span><text:span text:style-name="T30">accepts</text:span><text:span text:style-name="T17">" </text:span><text:span text:style-name="T44">(change)=</text:span><text:span text:style-name="T17">"</text:span><text:span text:style-name="T37">upload</text:span><text:span text:style-name="T17">(</text:span><text:span text:style-name="T32">fileUpload</text:span><text:span text:style-name="T17">.files, </text:span><text:span text:style-name="T32">fileUpload</text:span><text:span text:style-name="T17">)" </text:span><text:span text:style-name="T41">/&gt;</text:span></text:p>
      <text:p text:style-name="P28"/>
      <text:p text:style-name="P28">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29">De id wordt in angular gezet door <text:s/>#, dus in dit geval heet dit element ‘fileUpload’.</text:p>
      <text:p text:style-name="P29">Aangezien de standaard layout niet mooi is <text:span text:style-name="T50">en we zelf de controle willen hebben, </text:span>wordt hij niet getoond <text:span text:style-name="T50">(style=”display:none;”)</text:span>. </text:p>
      <text:p text:style-name="P29"><draw:frame draw:style-name="fr1" draw:name="Frame1" text:anchor-type="char" svg:width="7.885cm" draw:z-index="0"><draw:text-box fo:min-height="0.979cm"><text:p text:style-name="Illustration"><draw:frame draw:style-name="fr3" draw:name="Afbeelding1" text:anchor-type="as-char" svg:width="7.885cm" style:rel-width="100%" svg:height="0.979cm" style:rel-height="scale" draw:z-index="1"><draw:image xlink:href="Pictures/100000000000012A00000025721F6A108FA409E8.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29"/>
      <text:p text:style-name="P29"/>
      <text:p text:style-name="P29">Omdat hij wel geladen wordt, kunnen de functionaliteiten wel gebruikt worden.</text:p>
      <text:p text:style-name="P30">De parameter accept wordt meegegeven door [accept]. Deze methode van het meegeven van parameters heeft een naam en er zijn ook alternatieven.<text:line-break/>Ik heb alleen het idee dat deze niet werkt en alle bestanden wordt geupload</text:p>
      <text:p text:style-name="P30"><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0"/>
      <text:p text:style-name="P30"/>
      <text:p text:style-name="P49"/>
      <text:p text:style-name="P57"><text:span text:style-name="T41">&lt;</text:span><text:span text:style-name="T12">button </text:span><text:span text:style-name="T44">(click)=</text:span><text:span text:style-name="T17">"</text:span><text:span text:style-name="T32">fileUpload</text:span><text:span text:style-name="T17">.</text:span><text:span text:style-name="T37">click</text:span><text:span text:style-name="T17">();" </text:span><text:span text:style-name="T44">class=</text:span><text:span text:style-name="T17">"btn btn-primary"</text:span><text:span text:style-name="T41">&gt;&lt;</text:span><text:span text:style-name="T12">i </text:span><text:span text:style-name="T44">class=</text:span><text:span text:style-name="T17">"fa fa-upload"</text:span><text:span text:style-name="T41">&gt;&lt;/</text:span><text:span text:style-name="T12">i</text:span><text:span text:style-name="T41">&gt; {{</text:span><text:span text:style-name="T30">config</text:span><text:span text:style-name="T41">.</text:span><text:span text:style-name="T30">buttonLabel</text:span><text:span text:style-name="T41">}}&lt;/</text:span><text:span text:style-name="T12">button</text:span><text:span text:style-name="T41">&gt;</text:span></text:p>
      <text:p text:style-name="P74"/>
      <text:p text:style-name="Text_20_body">Dit is de knop die zichtbaar is.</text:p>
      <text:p text:style-name="P31">Het enige wat hij doe wanneer hij gekikt wordt de andere verborgen knop fileUpload clikken.<text:line-break/>Dus deze onClick event triggered de onClick van de fileUpload knop.</text:p>
      <text:p text:style-name="P31">De class verwijst naar de standaard buttons van Bootstrap</text:p>
      <text:p text:style-name="P31">De &lt;i class=”fa fa-upload” geeft de afbeelding vanuit font-awesome van een upload icoon.</text:p>
      <text:p text:style-name="P31">De tekst op de button wordt gehaald uit de configuratie.</text:p>
      <text:p text:style-name="P50"/>
      <text:p text:style-name="P58"><text:span text:style-name="T41">&lt;</text:span><text:span text:style-name="T12">p </text:span><text:span text:style-name="T44">*ngIf=</text:span><text:span text:style-name="T17">"</text:span><text:span text:style-name="T30">config</text:span><text:span text:style-name="T17">.</text:span><text:span text:style-name="T30">accepts</text:span><text:span text:style-name="T17">.</text:span><text:span text:style-name="T37">indexOf</text:span><text:span text:style-name="T17">('image/*') === -1"</text:span><text:span text:style-name="T41">&gt;&lt;</text:span><text:span text:style-name="T12">small</text:span><text:span text:style-name="T41">&gt;</text:span>Accepted image formats: {{<text:span text:style-name="T29">config</text:span>.<text:span text:style-name="T29">accepts</text:span>}}<text:span text:style-name="T41">&lt;/</text:span><text:span text:style-name="T12">small</text:span><text:span text:style-name="T41">&gt;&lt;/</text:span><text:span text:style-name="T12">p</text:span><text:span text:style-name="T41">&gt;</text:span></text:p>
      <text:p text:style-name="P75"/>
      <text:p text:style-name="Text_20_body">Ik weet niet of deze werkt, of dat de config.accepts leeg is</text:p>
      <text:p text:style-name="P32"/>
      <text:p text:style-name="P31"/>
      <text:p text:style-name="P31"/>
      <text:p text:style-name="P30"/>
      <text:p text:style-name="P28"/>
      <text:p text:style-name="P27"/>
      <text:p text:style-name="P27"/>
      <text:p text:style-name="P27"/>
      <text:p text:style-name="P26"/>
      <text:h text:style-name="P71" text:outline-level="2"/>
      <text:h text:style-name="P72" text:outline-level="2">TypeScript</text:h>
      <text:p text:style-name="P39">In de vorige paragraaf is beschreven hoe functies worden aangeroepen en welke waarden terugkomen.<text:line-break/>In deze paragraaf de aangeroepen functies verder beschreven.</text:p>
      <text:p text:style-name="Text_20_body">Een va<text:span text:style-name="T58">n de eerste dingen die in het component wordt gezet in de input waarde</text:span></text:p>
      <text:p text:style-name="P51">@Input(<text:span text:style-name="T16">'upload-config'</text:span>) <text:span text:style-name="T29">opts</text:span>: IImageUploadConfiguration;</text:p>
      <text:p text:style-name="Text_20_body"/>
      <text:p text:style-name="P41">Bij het aanroepen van de image-upload-component is [upload-config] aangegeven als een propertie</text:p>
      <text:p text:style-name="P41">Wat betekend opts ??</text:p>
      <text:p text:style-name="P41">Betekend deze regel dat de input parameter met de naam upload-config wordt gezet in de variabele met de naam opts van het type IimageUploadConfiguration ??</text:p>
      <text:p text:style-name="P42">Ik kan dat analyseren door deze opts te volgen</text:p>
      <text:p text:style-name="P42">Hij wordt gezet bij de constructie.</text:p>
      <text:p text:style-name="P60"><text:span text:style-name="T11">public </text:span><text:span text:style-name="T29">config</text:span>: <text:span text:style-name="T59">ImageUploadConfiguration</text:span></text:p>
      <text:p text:style-name="P43">moet die niet IimageUploadConfiguration </text:p>
      <text:h text:style-name="P87" text:outline-level="2">in de constructur wordt de config gemaakt</text:h>
      <text:h text:style-name="P76" text:outline-level="2"><text:span text:style-name="T11">this</text:span>.<text:span text:style-name="T29">config </text:span>= <text:span text:style-name="T11">new </text:span>ImageUploadConfiguration();</text:h>
      <text:h text:style-name="P87" text:outline-level="2">Hij krijgt nu de default waarden.</text:h>
      <text:h text:style-name="P87" text:outline-level="2">Na de constructor komt de ngOnInit()</text:h>
      <text:h text:style-name="P87" text:outline-level="2">Hier wordt de this._processOptions() aangeroepen</text:h>
      <text:h text:style-name="P87" text:outline-level="2">In de processOptions worden de opts (options) waarden geplaatst op de this.config waarden</text:h>
      <text:h text:style-name="P95" text:outline-level="2"/>
      <text:h text:style-name="P77" text:outline-level="2"><text:span text:style-name="T11">public </text:span><text:span text:style-name="T29">cd</text:span>: NgModel;</text:h>
      <text:h text:style-name="P77" text:outline-level="2"/>
      <text:h text:style-name="P77" text:outline-level="2"/>
      <text:h text:style-name="P77" text:outline-level="2"><text:span text:style-name="T11">public </text:span><text:span text:style-name="T29">onChange</text:span>: <text:span text:style-name="T11">any </text:span>= <text:span text:style-name="T31">Function</text:span>.<text:span text:style-name="T29">prototype</text:span>;</text:h>
      <text:p text:style-name="P63"><text:span text:style-name="T11">public </text:span><text:span text:style-name="T29">onTouched</text:span>: <text:span text:style-name="T11">any </text:span>= <text:span text:style-name="T31">Function</text:span>.<text:span text:style-name="T29">prototype</text:span>;</text:p>
      <text:h text:style-name="P77" text:outline-level="2"><text:span text:style-name="T11">public </text:span><text:span text:style-name="T29">config</text:span>: IimageUploadConfiguration;</text:h>
      <text:h text:style-name="P77" text:outline-level="2"/>
      <text:h text:style-name="P83" text:outline-level="2"><text:span text:style-name="T13">private </text:span><text:span text:style-name="T25">fileReader</text:span><text:span text:style-name="T4">: FileReader;</text:span></text:h>
      <text:h text:style-name="P76" text:outline-level="2"><text:span text:style-name="T11">private </text:span><text:span text:style-name="T29">currentFile</text:span>: File;</text:h>
      <text:h text:style-name="P76" text:outline-level="2"><text:span text:style-name="T11">private </text:span><text:span text:style-name="T29">files</text:span>: ImageUpload[];</text:h>
      <text:h text:style-name="P87" text:outline-level="2"/>
      <text:h text:style-name="P88" text:outline-level="2">Ik begrijp die cd niet echt dus ik heb de let cd.viewModel vervangen door files</text:h>
      <text:h text:style-name="P88" text:outline-level="2">Dit lijkt gewoon te werken</text:h>
      <text:h text:style-name="P89" text:outline-level="2">In de hele HTML file heb ik de cd verwijderd<text:line-break/>Straks proberen of ik dat ook van de TS kan doen</text:h>
      <text:h text:style-name="P90" text:outline-level="2"><text:soft-page-break/>Op zich werkt bijna alles nog alleen op het hoofdschem kan de files niet benaderd worden<text:line-break/>Volgens mij is er een betere manier dan [(ngModel)] dat klinkt erg AngularJS_1</text:h>
      <text:h text:style-name="P96" text:outline-level="2"/>
      <text:h text:style-name="P81" text:outline-level="2"><text:span text:style-name="T11">public </text:span><text:span text:style-name="T36">upload</text:span>(files: File[], elem: HTMLInputElement) {</text:h>
      <text:p text:style-name="P61"><text:s text:c="2"/><text:span text:style-name="T13">let </text:span><text:span text:style-name="T60">filesLength </text:span><text:span text:style-name="T23">= files.</text:span><text:span text:style-name="T25">length</text:span><text:span text:style-name="T23">;</text:span></text:p>
      <text:p text:style-name="P61"><text:s text:c="2"/><text:span text:style-name="T13">if </text:span><text:span text:style-name="T23">(</text:span><text:span text:style-name="T60">filesLength </text:span><text:span text:style-name="T23">&gt; </text:span><text:span text:style-name="T45">0</text:span><text:span text:style-name="T23">) {</text:span></text:p>
      <text:p text:style-name="P61"><text:s text:c="4"/><text:span text:style-name="T13">for </text:span><text:span text:style-name="T23">(</text:span><text:span text:style-name="T13">let </text:span><text:span text:style-name="T60">i </text:span><text:span text:style-name="T23">= </text:span><text:span text:style-name="T45">0</text:span><text:span text:style-name="T23">; </text:span><text:span text:style-name="T60">i </text:span><text:span text:style-name="T23">&lt; </text:span><text:span text:style-name="T60">filesLength</text:span><text:span text:style-name="T23">; </text:span><text:span text:style-name="T60">i</text:span><text:span text:style-name="T23">++) {</text:span></text:p>
      <text:p text:style-name="P61"><text:s text:c="6"/><text:span text:style-name="T13">this</text:span><text:span text:style-name="T23">.</text:span><text:span text:style-name="T25">currentFile </text:span><text:span text:style-name="T23">= files[</text:span><text:span text:style-name="T60">i</text:span><text:span text:style-name="T23">];</text:span></text:p>
      <text:p text:style-name="P61"><text:s text:c="6"/><text:span text:style-name="T13">this</text:span><text:span text:style-name="T23">.</text:span><text:span text:style-name="T25">fileReader</text:span><text:span text:style-name="T23">.</text:span><text:span text:style-name="T38">readAsDataURL</text:span><text:span text:style-name="T23">(</text:span><text:span text:style-name="T13">this</text:span><text:span text:style-name="T23">.</text:span><text:span text:style-name="T25">currentFile</text:span><text:span text:style-name="T23">);</text:span></text:p>
      <text:p text:style-name="P61"><text:s text:c="4"/><text:span text:style-name="T23">}</text:span></text:p>
      <text:p text:style-name="P61"><text:s text:c="2"/><text:span text:style-name="T23">}</text:span></text:p>
      <text:p text:style-name="P61"><text:s text:c="2"/><text:span text:style-name="T23">elem.</text:span><text:span text:style-name="T25">value </text:span><text:span text:style-name="T23">= </text:span><text:span text:style-name="T18">''</text:span><text:span text:style-name="T23">;</text:span></text:p>
      <text:p text:style-name="P63">}</text:p>
      <text:h text:style-name="P94" text:outline-level="2">Nadat de input file het bestand heeft geupload wordt de onChange (change) getrickered.<text:line-break/>Vanuit de change wordt de upload functie aangeroepen.<text:line-break/>De input bestaat uit de files en uit de gehele element.</text:h>
      <text:h text:style-name="P94" text:outline-level="2"/>
      <text:h text:style-name="P94" text:outline-level="2"/>
      <text:h text:style-name="P94" text:outline-level="2"/>
      <text:h text:style-name="P94" text:outline-level="2"/>
      <text:h text:style-name="P91" text:outline-level="2"/>
      <text:h text:style-name="P97" text:outline-level="2"/>
      <text:h text:style-name="Heading_20_1" text:outline-level="1">Aanroepen van image-upload-component</text:h>
      <text:h text:style-name="P78" text:outline-level="2"><text:span text:style-name="T41">&lt;</text:span><text:span text:style-name="T12">image-upload </text:span><text:span text:style-name="T44">[(ngModel)]=</text:span><text:span text:style-name="T17">"</text:span><text:span text:style-name="T30">imageUploadModel</text:span><text:span text:style-name="T17">" </text:span><text:span text:style-name="T44">[upload-config]=</text:span><text:span text:style-name="T17">"</text:span><text:span text:style-name="T30">imageUploadConfig</text:span><text:span text:style-name="T17">"</text:span></text:h>
      <text:p text:style-name="P65"><text:span text:style-name="T22"><text:s text:c="14"/></text:span><text:span text:style-name="T46">(onError)=</text:span><text:span text:style-name="T19">"</text:span><text:span text:style-name="T21">onError</text:span><text:span text:style-name="T19">(</text:span><text:span text:style-name="T28">$event</text:span><text:span text:style-name="T19">)"</text:span><text:span text:style-name="T24">&gt;&lt;/</text:span><text:span text:style-name="T14">image-upload</text:span><text:span text:style-name="T24">&gt;</text:span></text:p>
      <text:h text:style-name="P92" text:outline-level="2">Ik weet niet of deze eerder besproken moet worden</text:h>
      <text:h text:style-name="P92" text:outline-level="2">De ‘[upload-config]’ is gekoppeld met de @Input('upload-config') opts: IimageUploadConfiguration; in de image-upload.component.ts</text:h>
      <text:h text:style-name="P92" text:outline-level="2">De waarde wordt gezet in de app.component.<text:span text:style-name="T57">ts</text:span></text:h>
      <text:h text:style-name="P92" text:outline-level="2">Declaratie</text:h>
      <text:h text:style-name="P79" text:outline-level="2"><text:span text:style-name="T15">public </text:span><text:span text:style-name="T33">imageUploadConfig</text:span><text:span text:style-name="T56">: IimageUploadConfiguration;</text:span><text:span text:style-name="T54"><text:line-break/></text:span><text:span text:style-name="T11">public </text:span><text:span text:style-name="T29">imageUploadConfig</text:span>: IImageUploadConfiguration = <text:span text:style-name="T11">new </text:span>ImageUploadConfiguration();</text:h>
      <text:h text:style-name="P80" text:outline-level="2"/>
      <text:h text:style-name="P92" text:outline-level="2">Hierbij wordt de <text:span text:style-name="T55">type van imageUpload gezet op de </text:span>interface <text:span text:style-name="T55">van de IimageUploadConfiguration. Ik heb daar aan toegevoegd = new ImageUploadConfiguration().<text:line-break/>Hierdoor worden de default waarden uit het model overgenomen</text:span></text:h>
      <text:h text:style-name="P93" text:outline-level="2">In de constructor van de AppComponent worden de default waardes overschreven</text:h>
      <text:h text:style-name="P93" text:outline-level="2">Alleen werkt de accepts niet :(</text:h>
      <text:h text:style-name="P93" text:outline-level="2"/>
      <text:h text:style-name="P72" text:outline-level="2">CSS</text:h>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1-30T06:33:36.919000000</dc:date>
    <meta:editing-duration>PT8H4M46S</meta:editing-duration>
    <meta:editing-cycles>39</meta:editing-cycles>
    <meta:generator>LibreOffice/5.2.3.3$Windows_x86 LibreOffice_project/d54a8868f08a7b39642414cf2c8ef2f228f780cf</meta:generator>
    <meta:document-statistic meta:table-count="0" meta:image-count="2" meta:object-count="0" meta:page-count="19" meta:paragraph-count="247" meta:word-count="2175" meta:character-count="15159" meta:non-whitespace-character-count="12961"/>
  </office:meta>
</office:document-meta>
</file>